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H552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MT97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MBT390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Mini-DIN-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USB-C Recepta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01x02 1.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2.2K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0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Resistor Box</text:p>
          </table:table-cell>
        </table:table-row>
        <table:table-row table:style-name="ro2">
          <table:table-cell/>
          <table:table-cell office:value-type="string" calcext:value-type="string">
            <text:p>Resistor 4.7k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 table:number-rows-repeated="1048377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19:19.125000000</meta:creation-date>
    <dc:date>2025-11-03T13:23:06.822909862</dc:date>
    <meta:editing-duration>P2DT20H48M11S</meta:editing-duration>
    <meta:editing-cycles>19</meta:editing-cycles>
    <meta:generator>LibreOffice/7.3.7.2$Linux_X86_64 LibreOffice_project/30$Build-2</meta:generator>
    <meta:document-statistic meta:table-count="1" meta:cell-count="250" meta:object-count="0"/>
  </office:meta>
</office:document-meta>
</file>